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svg:stroke-width="0.1cm" svg:stroke-color="#000000" draw:marker-start-width="0.35cm" draw:marker-end="Arrow" draw:marker-end-width="0.35cm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="Arrow" draw:marker-end-width="0.35cm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2cm" fo:min-width="1.011cm"/>
    </style:style>
    <style:style style:name="gr5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7cm" svg:height="3.1cm" svg:x="2.2cm" svg:y="1.9cm">
          <text:p text:style-name="P1">Initial population</text:p>
          <text:p text:style-name="P1">(Generation #1)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5.7cm" svg:height="3.1cm" svg:x="9.5cm" svg:y="8.9cm">
          <text:p text:style-name="P1">Breeding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5.7cm" svg:height="3.1cm" svg:x="9.5cm" svg:y="5cm">
          <text:p text:style-name="P1">Fitness check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5.7cm" svg:height="3.1cm" svg:x="9.5cm" svg:y="12.8cm">
          <text:p text:style-name="P1">Mutation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5.7cm" svg:height="3.1cm" svg:x="9.5cm" svg:y="16.8cm">
          <text:p text:style-name="P1">Increment</text:p>
          <text:p text:style-name="P1">Generation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4.1cm" svg:height="3.1cm" svg:x="18.1cm" svg:y="16.8cm">
          <text:p text:style-name="P1">Halt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7.9cm" svg:y1="3.45cm" svg:x2="12.35cm" svg:y2="5cm" draw:start-shape="id1" draw:start-glue-point="1" draw:end-shape="id2" draw:end-glue-point="0" svg:d="m7900 3450h4450v1550">
          <text:p/>
        </draw:connector>
        <draw:connector draw:style-name="gr2" draw:text-style-name="P1" draw:layer="layout" svg:x1="12.35cm" svg:y1="8.1cm" svg:x2="12.35cm" svg:y2="8.9cm" draw:start-shape="id2" draw:start-glue-point="2" draw:end-shape="id3" svg:d="m12350 8100v800">
          <text:p/>
        </draw:connector>
        <draw:connector draw:style-name="gr2" draw:text-style-name="P1" draw:layer="layout" svg:x1="12.35cm" svg:y1="12cm" svg:x2="12.35cm" svg:y2="12.8cm" draw:start-shape="id3" draw:start-glue-point="2" draw:end-shape="id4" draw:end-glue-point="0" svg:d="m12350 12000v800">
          <text:p/>
        </draw:connector>
        <draw:connector draw:style-name="gr2" draw:text-style-name="P1" draw:layer="layout" svg:x1="12.35cm" svg:y1="15.9cm" svg:x2="12.35cm" svg:y2="16.8cm" draw:start-shape="id4" draw:start-glue-point="2" draw:end-shape="id5" draw:end-glue-point="0" svg:d="m12350 15900v900">
          <text:p/>
        </draw:connector>
        <draw:connector draw:style-name="gr2" draw:text-style-name="P1" draw:layer="layout" svg:x1="15.2cm" svg:y1="18.35cm" svg:x2="18.1cm" svg:y2="18.35cm" draw:start-shape="id5" draw:start-glue-point="1" draw:end-shape="id6" draw:end-glue-point="5" svg:d="m15200 18350h2900">
          <text:p/>
        </draw:connector>
        <draw:connector draw:style-name="gr3" draw:text-style-name="P1" draw:layer="layout" svg:x1="20.15cm" svg:y1="16.8cm" svg:x2="15.2cm" svg:y2="6.55cm" draw:start-shape="id6" draw:start-glue-point="4" draw:end-shape="id2" draw:end-glue-point="1" svg:d="m20150 16800v-10250h-4950">
          <text:p/>
        </draw:connector>
        <draw:frame draw:style-name="gr4" draw:layer="layout" svg:width="1.511cm" svg:height="0.962cm" svg:x="20.2cm" svg:y="14.538cm">
          <draw:text-box>
            <text:p>No</text:p>
          </draw:text-box>
        </draw:frame>
        <draw:custom-shape draw:style-name="gr5" draw:text-style-name="P1" xml:id="id7" draw:id="id7" draw:layer="layout" svg:width="2.7cm" svg:height="2.7cm" svg:x="24.2cm" svg:y="1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onnector draw:style-name="gr2" draw:text-style-name="P1" draw:layer="layout" svg:x1="22.2cm" svg:y1="18.35cm" svg:x2="24.2cm" svg:y2="18.35cm" draw:start-shape="id6" draw:start-glue-point="7" draw:end-shape="id7" draw:end-glue-point="6" svg:d="m22200 18350h2000">
          <text:p/>
        </draw:connector>
        <draw:frame draw:style-name="gr6" draw:layer="layout" svg:width="1.535cm" svg:height="0.962cm" svg:x="21.965cm" svg:y="18.438cm">
          <draw:text-box>
            <text:p>Y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2" draw:display-name="Arrowheads 2" svg:viewBox="0 0 1131 2256" svg:d="m1127 2120-449-2006-9-42-25-39-38-25-38-8-43 8-38 25-25 39-9 42-449 2006v13l-4 9 9 42 25 38 38 25 42 9h903l42-9 38-25 26-38 8-42v-9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cholas Tollervey</meta:initial-creator>
    <meta:creation-date>2012-06-25T14:49:49</meta:creation-date>
    <dc:date>2012-06-25T15:34:20</dc:date>
    <dc:creator>Nicholas Tollervey</dc:creator>
    <meta:editing-duration>PT29M21S</meta:editing-duration>
    <meta:editing-cycles>1</meta:editing-cycles>
    <meta:document-statistic meta:object-count="16"/>
    <meta:generator>LibreOffice/3.5$Linux_X86_64 LibreOffice_project/350m1$Build-2</meta:generator>
  </office:meta>
</office:document-meta>
</file>